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unsigned int, T&amp;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 Deque&lt;T&gt;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[]( unsigned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const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iterator&amp;,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insert( const iterator&amp;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front( const T&amp; 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back( const T&amp; 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front(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back()</text:p>
          </table:table-cell>
          <table:table-cell office:value-type="string">
            <text:p>O(1)*</text:p>
          </table:table-cell>
          <table:table-cell office:value-type="string">
            <text:p>O(1)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</table:table-row>
        <table:table-row table:style-name="ro4">
          <table:table-cell/>
          <table:table-cell table:style-name="ce4" office:value-type="string">
            <text:p>DequeIterator::DequeIterator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DequeIterator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DequeIterator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*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++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++(int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- -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- -(int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==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!=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&lt; 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[] ( unsigned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= 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+ (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– (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12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3-04T12:17:22</dc:date>
    <dc:creator>user </dc:creator>
    <meta:editing-duration>PT01H17M24S</meta:editing-duration>
    <meta:editing-cycles>8</meta:editing-cycles>
    <meta:generator>OpenOffice.org/3.2$Linux OpenOffice.org_project/320m19$Build-9505</meta:generator>
    <meta:document-statistic meta:table-count="3" meta:cell-count="105" meta:object-count="0"/>
  </office:meta>
</office:document-meta>
</file>